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fo:break-before="auto" fo:break-after="auto" table:align="left"/>
    </style:style>
    <style:style style:name="Table1.A" style:family="table-column">
      <style:table-column-properties style:column-width="1.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3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4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5" style:family="paragraph" style:parent-style-name="Standard" style:list-style-name="WWNum2">
      <style:paragraph-properties fo:margin-left="1in" fo:margin-right="0in" fo:text-indent="-0.25in" style:auto-text-indent="false"/>
    </style:style>
    <style:style style:name="P6" style:family="paragraph" style:parent-style-name="Standard" style:master-page-name="Standard">
      <style:paragraph-properties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/>
    </style:style>
    <style:style style:name="T3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pielaufbau:</text:p>
      <text:p text:style-name="Standard"/>
      <text:p text:style-name="Standard">Entwicklungskarten</text:p>
      <table:table table:name="Table1" table:style-name="Table1">
        <table:table-column table:style-name="Table1.A" table:number-columns-repeated="5"/>
        <table:table-row table:style-name="Table1.1">
          <table:table-cell table:style-name="Table1.A1" office:value-type="string">
            <text:p text:style-name="P2">.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8</text:p>
          </table:table-cell>
          <table:table-cell table:style-name="Table1.A1" office:value-type="string">
            <text:p text:style-name="P2">10</text:p>
          </table:table-cell>
        </table:table-row>
        <table:table-row table:style-name="Table1.1">
          <table:table-cell table:style-name="Table1.A1" office:value-type="string">
            <text:p text:style-name="P2">..</text:p>
          </table:table-cell>
          <table:table-cell table:style-name="Table1.A1" office:value-type="string">
            <text:p text:style-name="P2">8</text:p>
          </table:table-cell>
          <table:table-cell table:style-name="Table1.A1" office:value-type="string">
            <text:p text:style-name="P2">12</text:p>
          </table:table-cell>
          <table:table-cell table:style-name="Table1.A1" office:value-type="string">
            <text:p text:style-name="P2">16</text:p>
          </table:table-cell>
          <table:table-cell table:style-name="Table1.A1" office:value-type="string">
            <text:p text:style-name="P2">20</text:p>
          </table:table-cell>
        </table:table-row>
        <table:table-row table:style-name="Table1.1">
          <table:table-cell table:style-name="Table1.A1" office:value-type="string">
            <text:p text:style-name="P2">…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5</text:p>
          </table:table-cell>
        </table:table-row>
      </table:table>
      <text:p text:style-name="Standard"/>
      <text:p text:style-name="Standard">Startresourcen</text:p>
      <text:p text:style-name="Standard"/>
      <text:p text:style-name="Standard">1-3 Spieler: 2 Äpfel 2 Holz</text:p>
      <text:p text:style-name="Standard">4-5 Spieler: 3 Äpfel 2 Holz</text:p>
      <text:p text:style-name="Standard"/>
      <text:p text:style-name="Standard"><text:span text:style-name="T1">Siegbedingungen</text:span>:</text:p>
      <text:p text:style-name="Standard">Am Jahresende 3 geschlossene Gebiete mit großem Gebäude unter eigener Kontrolle.</text:p>
      <text:p text:style-name="P1"><text:span text:style-name="T2">oder</text:span></text:p>
      <text:p text:style-name="Standard">Die meisten Ruhmpunkte am Spielende.</text:p>
      <text:p text:style-name="Standard"/>
      <text:p text:style-name="Standard"><text:span text:style-name="T1">Entdecken</text:span>: 1 Spielplanplättchen nehmen, an ein eigenes, offenes Gebiet anlegen, ggfs. Kreatur erscheinen lassen und aktivieren.</text:p>
      <text:p text:style-name="Standard"/>
      <text:p text:style-name="Standard"><text:span text:style-name="T1">Rekrutieren</text:span>: In einem eigenen Gebiet 1 Einheit + 1 Einheit pro Ausbildungslager hinzufügen.</text:p>
      <text:p text:style-name="Standard"/>
      <text:p text:style-name="Standard"><text:span text:style-name="T1">Bauen</text:span>: In einem eigenen Gebiet 1 Gebäude platzieren und Baukosten bezahlen. 1 Holz für kleine, 3 Holz für große Gebäude. Steine nur auf kleine Felder mit Steinsymbol.</text:p>
      <text:p text:style-name="Standard"/>
      <text:p text:style-name="Standard"><text:span text:style-name="T1">Bewegen</text:span>: </text:p>
      <text:list xml:id="list3940971812" text:style-name="WWNum2">
        <text:list-item>
          <text:p text:style-name="P3">Beliebig viele Einheiten aus einem eigenen Gebiet in ein benachbartes Gebiet. Kosten:</text:p>
          <text:list>
            <text:list-item>
              <text:p text:style-name="P5"><text:soft-page-break/>x1 Bewegungspunkt für eine normale Grenze</text:p>
            </text:list-item>
            <text:list-item>
              <text:p text:style-name="P5">x2 Bewegungspunkte für eine raue (gelbe) Grenze</text:p>
            </text:list-item>
          </text:list>
        </text:list-item>
        <text:list-item>
          <text:p text:style-name="P3">Nach Betreten eines feindlichen Gebiets können diese Einheiten nicht weiter bewegt werden, hier kommt es zum Kampf.</text:p>
        </text:list-item>
        <text:list-item>
          <text:p text:style-name="P3">So oft 1. wiederholen bis Bewegungspunkte aufgebraucht - oder Rest verfallen lassen.</text:p>
        </text:list-item>
        <text:list-item>
          <text:p text:style-name="P3">Kämpfe abhandeln.</text:p>
        </text:list-item>
      </text:list>
      <text:p text:style-name="Standard"/>
      <text:p text:style-name="Standard"><text:span text:style-name="T1">Kampf</text:span>:</text:p>
      <text:list xml:id="list2754183377" text:style-name="WWNum1">
        <text:list-item>
          <text:p text:style-name="P4">Zähle Kampfpunkte (1 pro Einheit + evtl. Kartenbonus / Gebäudebonus)</text:p>
        </text:list-item>
        <text:list-item>
          <text:p text:style-name="P4">Pro Einheit bis zu 1 Nahrung als Kampfpunkt hinzufügen (Angreifer fängt an)</text:p>
        </text:list-item>
        <text:list-item>
          <text:p text:style-name="P4">Würfeln mit einem Würfel (Angreifer fängt an)</text:p>
        </text:list-item>
        <text:list-item>
          <text:p text:style-name="P4">Der Spieler mit mehr Kampfpunkten gewinnt, bei Gleichstand gewinnt der Verteidiger.</text:p>
        </text:list-item>
        <text:list-item>
          <text:p text:style-name="P4">Sterben alle Einheiten eines Spielers ist der Kampf verloren.</text:p>
        </text:list-item>
      </text:list>
      <text:p text:style-name="Standard"/>
      <text:p text:style-name="Standard"><text:span text:style-name="T1">Handeln (Bei Ernte)</text:span>: 3:1</text:p>
      <text:p text:style-name="Standard"/>
      <text:p text:style-name="Standard">- building costs</text:p>
      <text:p text:style-name="Standard">- how a move works</text:p>
      <text:p text:style-name="Standard">- how the basic actions work</text:p>
      <text:p text:style-name="Standard">- victory conditions</text:p>
      <text:p text:style-name="Standard"><text:s text:c="4"/>- maybe mention sources of fame points</text:p>
      <text:p text:style-name="Standard">- lightning symbol</text:p>
      <text:p text:style-name="Standard">- trading ratio</text:p>
      <text:p text:style-name="Standard">- second chance</text:p>
      <text:p text:style-name="Standard">- battle summary</text:p>
      <text:p text:style-name="Standard"><text:s text:c="4"/>- maybe flow chart?</text:p>
      <text:p text:style-name="Standard"/>
      <text:p text:style-name="Standard"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3" meta:paragraph-count="51" meta:word-count="266" meta:character-count="1631" meta:non-whitespace-character-count="1418"/>
    <meta:generator>LibreOfficeDev/6.0.5.2$Linux_X86_64 LibreOffice_project/</meta:generator>
  </office:meta>
</office:document-meta>
</file>